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Standard">
      <style:paragraph-properties fo:margin-top="0cm" fo:margin-bottom="0.499cm" loext:contextual-spacing="false" fo:text-align="center" style:justify-single-word="false"/>
      <style:text-properties officeooo:paragraph-rsid="001b7534"/>
    </style:style>
    <style:style style:name="P3" style:family="paragraph" style:parent-style-name="Text_20_body" style:list-style-name="L2">
      <style:paragraph-properties fo:margin-top="0cm" fo:margin-bottom="0cm" loext:contextual-spacing="false"/>
    </style:style>
    <style:style style:name="P4" style:family="paragraph" style:parent-style-name="Text_20_body" style:list-style-name="L12">
      <style:paragraph-properties fo:margin-top="0cm" fo:margin-bottom="0cm" loext:contextual-spacing="false"/>
    </style:style>
    <style:style style:name="P5" style:family="paragraph" style:parent-style-name="Text_20_body" style:list-style-name="L22">
      <style:paragraph-properties fo:margin-top="0cm" fo:margin-bottom="0cm" loext:contextual-spacing="false"/>
    </style:style>
    <style:style style:name="P6" style:family="paragraph" style:parent-style-name="Text_20_body" style:list-style-name="L32">
      <style:paragraph-properties fo:margin-top="0cm" fo:margin-bottom="0cm" loext:contextual-spacing="false"/>
    </style:style>
    <style:style style:name="P7" style:family="paragraph" style:parent-style-name="Text_20_body" style:list-style-name="L42">
      <style:paragraph-properties fo:margin-top="0cm" fo:margin-bottom="0cm" loext:contextual-spacing="false"/>
    </style:style>
    <style:style style:name="P8" style:family="paragraph" style:parent-style-name="Text_20_body" style:list-style-name="L52">
      <style:paragraph-properties fo:margin-top="0cm" fo:margin-bottom="0cm" loext:contextual-spacing="false"/>
    </style:style>
    <style:style style:name="P9" style:family="paragraph" style:parent-style-name="Text_20_body" style:list-style-name="L62">
      <style:paragraph-properties fo:margin-top="0cm" fo:margin-bottom="0cm" loext:contextual-spacing="false"/>
    </style:style>
    <style:style style:name="P10" style:family="paragraph" style:parent-style-name="Text_20_body" style:list-style-name="L72">
      <style:paragraph-properties fo:margin-top="0cm" fo:margin-bottom="0cm" loext:contextual-spacing="false"/>
    </style:style>
    <style:style style:name="P11" style:family="paragraph" style:parent-style-name="Text_20_body" style:list-style-name="L82">
      <style:paragraph-properties fo:margin-top="0cm" fo:margin-bottom="0cm" loext:contextual-spacing="false"/>
    </style:style>
    <style:style style:name="P12" style:family="paragraph" style:parent-style-name="Text_20_body" style:list-style-name="L92">
      <style:paragraph-properties fo:margin-top="0cm" fo:margin-bottom="0cm" loext:contextual-spacing="false"/>
    </style:style>
    <style:style style:name="T1" style:family="text">
      <style:text-properties officeooo:rsid="001b7534"/>
    </style:style>
    <style:style style:name="T2" style:family="text">
      <style:text-properties fo:font-weight="bold" officeooo:rsid="001b7534" style:font-weight-asian="bold" style:font-weight-complex="bold"/>
    </style:style>
    <style:style style:name="T3" style:family="text">
      <style:text-properties officeooo:rsid="001c51f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s text:c="68"/></text:span><text:span text:style-name="T2"><text:s/>Paper 14 <text:s text:c="53"/>K. AHMADI</text:span></text:p>
      <text:p text:style-name="P1"><text:span text:style-name="T1">1- </text:span>All exhibitors have to respect the opening and closing time and they should keep their expository area -------------------- and leave it in order. </text:p>
      <text:list xml:id="list298912284" text:style-name="L2">
        <text:list-header>
          <text:p text:style-name="P3"><text:bookmark text:name="Q_0_01"/><text:span text:style-name="T1">a-</text:span>  clean <text:s text:c="4"/><text:span text:style-name="T1">b-</text:span> expect <text:s text:c="4"/><text:span text:style-name="T1">c-</text:span> remain <text:s text:c="4"/><text:span text:style-name="T1">d-</text:span> attract</text:p>
          <text:p text:style-name="P3"/>
        </text:list-header>
      </text:list>
      <text:p text:style-name="Text_20_body"><text:bookmark text:name="Q_1"/><text:span text:style-name="T1">2- </text:span>Real property is often referred to ------------------------------ as "realty" or as real property "assets.</text:p>
      <text:list xml:id="list1269575220" text:style-name="L12">
        <text:list-header>
          <text:p text:style-name="P4"><text:bookmark text:name="Q_1_01"/><text:span text:style-name="T1">a- </text:span>intensely <text:s text:c="5"/><text:span text:style-name="T3">b-</text:span> relatively<text:bookmark text:name="Q_1_2"/> <text:s text:c="5"/><text:span text:style-name="T3">c-</text:span>  completely <text:s text:c="6"/><text:span text:style-name="T3">d-</text:span> informally</text:p>
          <text:p text:style-name="P4"/>
        </text:list-header>
      </text:list>
      <text:p text:style-name="Text_20_body"><text:bookmark text:name="Q_2"/><text:span text:style-name="T3">3- </text:span>EDC is ----------------------- to sponsor and participate actively in the UN Expert Consultation organized by the Osgoode Hall Law School.</text:p>
      <text:list xml:id="list438180114" text:style-name="L22">
        <text:list-header>
          <text:p text:style-name="P5"><text:bookmark text:name="Q_2_01"/><text:span text:style-name="T3">a-</text:span>  respected<text:bookmark text:name="Q_2_1"/> <text:s text:c="5"/><text:span text:style-name="T3">b-</text:span>  pleased<text:bookmark text:name="Q_2_2"/> <text:s text:c="5"/><text:span text:style-name="T3">c-</text:span>  joined <text:s text:c="5"/><text:span text:style-name="T3">d- </text:span> expressed</text:p>
          <text:p text:style-name="P5"/>
        </text:list-header>
      </text:list>
      <text:p text:style-name="Text_20_body"><text:bookmark text:name="Q_3"/><text:span text:style-name="T3">4- </text:span>Depending on your connecting rate it may take a few seconds to open the --------------------------- workshop schedule</text:p>
      <text:list xml:id="list495028969" text:style-name="L32">
        <text:list-header>
          <text:p text:style-name="P6"><text:span text:style-name="T3">a-</text:span> attach<text:bookmark text:name="Q_3_1"/> <text:s text:c="5"/><text:span text:style-name="T3">b- </text:span>attaching<text:bookmark text:name="Q_3_2"/> <text:s text:c="6"/><text:span text:style-name="T3">c- </text:span>attachment<text:bookmark text:name="Q_31"/><text:bookmark text:name="Q_3_3"/> <text:s text:c="5"/><text:span text:style-name="T3">d- </text:span>attached</text:p>
          <text:p text:style-name="P6"/>
        </text:list-header>
      </text:list>
      <text:p text:style-name="Text_20_body"><text:bookmark text:name="Q_4"/><text:span text:style-name="T3">5- </text:span>The transplantation operation has been ------------------ more successful than they had hoped, with a survival rate to date of 90%.</text:p>
      <text:list xml:id="list2495867165" text:style-name="L42">
        <text:list-header>
          <text:p text:style-name="P7"><text:bookmark text:name="Q_4_01"/><text:span text:style-name="T3">a- </text:span>soon<text:bookmark text:name="Q_4_1"/> <text:s text:c="5"/><text:span text:style-name="T3">b- </text:span>alone<text:bookmark text:name="Q_4_2"/> <text:s text:c="5"/><text:span text:style-name="T3">c- </text:span>about <text:s text:c="5"/><text:span text:style-name="T3">d- </text:span> even</text:p>
          <text:p text:style-name="P7"/>
        </text:list-header>
      </text:list>
      <text:p text:style-name="Text_20_body"><text:span text:style-name="T3">6- </text:span>Every foreign student shall be affiliated to Social Security ------------------ staying more than three months on the French territory. </text:p>
      <text:list xml:id="list637370990" text:style-name="L52">
        <text:list-header>
          <text:p text:style-name="P8"><text:bookmark text:name="Q_5_01"/><text:span text:style-name="T3">a-</text:span>  next <text:s text:c="5"/><text:span text:style-name="T3">b-</text:span> later <text:s text:c="5"/><text:span text:style-name="T3">c-</text:span> seldom <text:s text:c="5"/><text:span text:style-name="T3">d-</text:span> when</text:p>
          <text:p text:style-name="P8"/>
        </text:list-header>
      </text:list>
      <text:p text:style-name="Text_20_body"><text:bookmark text:name="Q_6"/><text:span text:style-name="T3">7- </text:span>This procedure allows Parliament, within a certain time-limit, to decide whether to accept ----------------- modify the common position.</text:p>
      <text:list xml:id="list665925517" text:style-name="L62">
        <text:list-header>
          <text:p text:style-name="P9"><text:span text:style-name="T3">a-</text:span> so <text:s text:c="5"/><text:span text:style-name="T3">b-</text:span> or<text:bookmark text:name="Q_6_2"/> <text:s text:c="5"/><text:span text:style-name="T3">c- </text:span>yet <text:s text:c="6"/><text:span text:style-name="T3">d-</text:span> if</text:p>
          <text:p text:style-name="P9"/>
        </text:list-header>
      </text:list>
      <text:p text:style-name="Text_20_body"><text:bookmark text:name="Q_7"/><text:span text:style-name="T3">8- </text:span>Unfortunately, the past 500 years have witnessed a rapid --------------------- from a healthy relationship with the natural world to one of dispossession and disempowerment.</text:p>
      <text:list xml:id="list3980515028" text:style-name="L72">
        <text:list-header>
          <text:p text:style-name="P10"><text:span text:style-name="T3">a-</text:span> advantage <text:s text:c="5"/><text:span text:style-name="T3">b-</text:span> evidence <text:s text:c="5"/><text:span text:style-name="T3">c-</text:span> transition<text:bookmark text:name="Q_71"/><text:bookmark text:name="Q_7_3"/> <text:s text:c="4"/><text:span text:style-name="T3">d- </text:span>cooperation</text:p>
          <text:p text:style-name="P10"/>
        </text:list-header>
      </text:list>
      <text:p text:style-name="Text_20_body"><text:bookmark text:name="Q_8"/><text:span text:style-name="T3">9- </text:span>Such codes are a protection for the software and should ---------------- illegal copies from being used on the computer.</text:p>
      <text:list xml:id="list2774319798" text:style-name="L82">
        <text:list-header>
          <text:p text:style-name="P11"><text:bookmark text:name="Q_8_01"/><text:span text:style-name="T3">a- </text:span>ignore <text:s text:c="4"/><text:span text:style-name="T3">b-</text:span> prevent<text:bookmark text:name="Q_8_2"/> <text:s text:c="4"/><text:span text:style-name="T3">c- </text:span>present<text:bookmark text:name="Q_81"/><text:bookmark text:name="Q_8_3"/> <text:s text:c="5"/><text:span text:style-name="T3">d- </text:span>organise</text:p>
          <text:p text:style-name="P11"/>
        </text:list-header>
      </text:list>
      <text:p text:style-name="Text_20_body"><text:bookmark text:name="Q_9"/><text:span text:style-name="T3">10- </text:span>It seems to me that Mr Goulding's arguments were so ------------------ that one got the impression that things happen exactly as he described</text:p>
      <text:list xml:id="list363003180" text:style-name="L92">
        <text:list-header>
          <text:p text:style-name="P12"><text:bookmark text:name="Q_9_01"/><text:span text:style-name="T3">a-</text:span>  verified <text:s text:c="5"/><text:span text:style-name="T3">b-</text:span> probable <text:s text:c="5"/><text:span text:style-name="T3">c-</text:span> gratified<text:bookmark text:name="Q_9_3"/> <text:s text:c="6"/><text:span text:style-name="T3">d- </text:span>convincing 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0:37:47.633000000</meta:creation-date>
    <dc:date>2017-11-02T11:07:33.168000000</dc:date>
    <meta:editing-duration>PT3S</meta:editing-duration>
    <meta:editing-cycles>1</meta:editing-cycles>
    <meta:document-statistic meta:table-count="0" meta:image-count="0" meta:object-count="0" meta:page-count="1" meta:paragraph-count="30" meta:word-count="310" meta:character-count="2117" meta:non-whitespace-character-count="1565"/>
    <meta:generator>LibreOffice/5.3.5.2$Windows_x86 LibreOffice_project/50d9bf2b0a79cdb85a3814b592608037a682059d</meta:generator>
  </office:meta>
</office:document-meta>
</file>